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ato Semibold" fo:font-size="26pt" officeooo:rsid="00035943" officeooo:paragraph-rsid="00035943" style:font-size-asian="26pt" style:font-size-complex="26pt"/>
    </style:style>
    <style:style style:name="P2" style:family="paragraph" style:parent-style-name="Standard">
      <style:paragraph-properties fo:text-align="start" style:justify-single-word="false"/>
      <style:text-properties style:font-name="Lato Semibold" fo:font-size="16pt" officeooo:rsid="00035943" officeooo:paragraph-rsid="00035943" style:font-size-asian="16pt" style:font-size-complex="16pt"/>
    </style:style>
    <style:style style:name="P3" style:family="paragraph" style:parent-style-name="Standard">
      <style:paragraph-properties fo:text-align="start" style:justify-single-word="false"/>
      <style:text-properties style:font-name="Lato Semibold" fo:font-size="16pt" officeooo:rsid="0004c638" officeooo:paragraph-rsid="0004c638" style:font-size-asian="16pt" style:font-size-complex="16pt"/>
    </style:style>
    <style:style style:name="P4" style:family="paragraph" style:parent-style-name="Standard">
      <style:paragraph-properties fo:text-align="start" style:justify-single-word="false"/>
      <style:text-properties style:font-name="Lato Semibold" fo:font-size="16pt" officeooo:rsid="00035943" officeooo:paragraph-rsid="00035943" style:font-size-asian="14pt" style:font-size-complex="16pt"/>
    </style:style>
    <style:style style:name="P5" style:family="paragraph" style:parent-style-name="Standard">
      <style:paragraph-properties fo:text-align="start" style:justify-single-word="false"/>
      <style:text-properties style:font-name="Lato Semibold" fo:font-size="14pt" officeooo:rsid="00035943" officeooo:paragraph-rsid="00035943" style:font-size-asian="14pt" style:font-size-complex="14pt"/>
    </style:style>
    <style:style style:name="P6" style:family="paragraph" style:parent-style-name="Standard">
      <style:paragraph-properties fo:text-align="start" style:justify-single-word="false"/>
      <style:text-properties style:font-name="Lato Semibold" fo:font-size="14pt" officeooo:rsid="00035943" officeooo:paragraph-rsid="00035943" style:font-size-asian="12.25pt" style:font-size-complex="14pt"/>
    </style:style>
    <style:style style:name="P7" style:family="paragraph" style:parent-style-name="Standard">
      <style:paragraph-properties fo:text-align="center" style:justify-single-word="false"/>
      <style:text-properties style:font-name="Lato Semibold" fo:font-size="14pt" officeooo:rsid="000a5979" officeooo:paragraph-rsid="000a5979" style:font-size-asian="12.25pt" style:font-size-complex="14pt"/>
    </style:style>
    <style:style style:name="P8" style:family="paragraph" style:parent-style-name="Standard" style:list-style-name="L1">
      <style:paragraph-properties fo:text-align="start" style:justify-single-word="false"/>
      <style:text-properties style:font-name="Lato Semibold" fo:font-size="13pt" officeooo:rsid="00035943" officeooo:paragraph-rsid="00035943" style:font-size-asian="13pt" style:font-size-complex="13pt"/>
    </style:style>
    <style:style style:name="P9" style:family="paragraph" style:parent-style-name="Standard" style:list-style-name="L2">
      <style:paragraph-properties fo:text-align="start" style:justify-single-word="false"/>
      <style:text-properties style:font-name="Lato Semibold" fo:font-size="13pt" officeooo:rsid="00035943" officeooo:paragraph-rsid="00035943" style:font-size-asian="13pt" style:font-size-complex="13pt"/>
    </style:style>
    <style:style style:name="P10" style:family="paragraph" style:parent-style-name="Standard" style:list-style-name="L3">
      <style:paragraph-properties fo:text-align="start" style:justify-single-word="false"/>
      <style:text-properties style:font-name="Lato Semibold" fo:font-size="13pt" officeooo:rsid="00035943" officeooo:paragraph-rsid="00035943" style:font-size-asian="13pt" style:font-size-complex="13pt"/>
    </style:style>
    <style:style style:name="P11" style:family="paragraph" style:parent-style-name="Standard" style:list-style-name="L4">
      <style:paragraph-properties fo:text-align="start" style:justify-single-word="false"/>
      <style:text-properties style:font-name="Lato Semibold" fo:font-size="13pt" officeooo:rsid="0004c638" officeooo:paragraph-rsid="0004c638" style:font-size-asian="13pt" style:font-size-complex="13pt"/>
    </style:style>
    <style:style style:name="T1" style:family="text">
      <style:text-properties officeooo:rsid="00035b86"/>
    </style:style>
    <style:style style:name="T2" style:family="text">
      <style:text-properties officeooo:rsid="0006668c"/>
    </style:style>
    <style:style style:name="T3" style:family="text">
      <style:text-properties officeooo:rsid="00081733"/>
    </style:style>
    <style:style style:name="T4" style:family="text">
      <style:text-properties officeooo:rsid="000997c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oHabitat Controls</text:p>
      <text:p text:style-name="P1"/>
      <text:p text:style-name="P7">For more in depth discussion on how to interact with objects in Habitat, please refer to the <text:a xlink:type="simple" xlink:href="https://github.com/frandallfarmer/neohabitat-doc/blob/master/docs/historical/Habitat_Manual_1988.pdf" text:style-name="Internet_20_link" text:visited-style-name="Visited_20_Internet_20_Link">Avatar Handbook</text:a></text:p>
      <text:p text:style-name="P7"/>
      <text:p text:style-name="P2">Movement</text:p>
      <text:list text:style-name="L1">
        <text:list-item>
          <text:p text:style-name="P8">Numpad 8 – Up</text:p>
        </text:list-item>
        <text:list-item>
          <text:p text:style-name="P8">Numpad 4 – Left</text:p>
        </text:list-item>
        <text:list-item>
          <text:p text:style-name="P8">Numpad 6 – Right</text:p>
        </text:list-item>
        <text:list-item>
          <text:p text:style-name="P8">Numpad 2 – Down</text:p>
        </text:list-item>
        <text:list-item>
          <text:p text:style-name="P8">Right CTRL – Fire</text:p>
        </text:list-item>
        <text:list-item>
          <text:p text:style-name="P8">Left CTRL – Tab <text:span text:style-name="T4">(Used for Gesture keys)</text:span></text:p>
        </text:list-item>
      </text:list>
      <text:p text:style-name="P5"/>
      <text:p text:style-name="P2">Interaction</text:p>
      <text:list text:style-name="L2">
        <text:list-item>
          <text:p text:style-name="P9">Right CTRL + Numpad 8 – GO</text:p>
        </text:list-item>
        <text:list-item>
          <text:p text:style-name="P9">Right CTRL + Numpad 4 – PUT</text:p>
        </text:list-item>
        <text:list-item>
          <text:p text:style-name="P9">Right CTRL + Numpad 6 – GET</text:p>
        </text:list-item>
        <text:list-item>
          <text:p text:style-name="P9">Right CTRL + Numpad 2 – DO</text:p>
        </text:list-item>
      </text:list>
      <text:p text:style-name="P6"/>
      <text:p text:style-name="P4">Function Keys</text:p>
      <text:list text:style-name="L3">
        <text:list-item>
          <text:p text:style-name="P10">F1 - Become a Ghost or an Avatar</text:p>
        </text:list-item>
        <text:list-item>
          <text:p text:style-name="P10">F3/F4 - Who is online?</text:p>
        </text:list-item>
        <text:list-item>
          <text:p text:style-name="P10">F5/F6 - Info about the Server</text:p>
        </text:list-item>
        <text:list-item>
          <text:p text:style-name="P10">F7 - Help Key. <text:span text:style-name="T1">Move the cursor over an object and press this button for information about it. If you do this to another avatar, it will tell you their name. For privacy reasons, it will also tell that avatar your name.</text:span></text:p>
        </text:list-item>
        <text:list-item>
          <text:p text:style-name="P10">F8 - General tips on how to use Habitat</text:p>
        </text:list-item>
      </text:list>
      <text:p text:style-name="P6"/>
      <text:p text:style-name="P3">Gesture Keys</text:p>
      <text:list text:style-name="L4">
        <text:list-item>
          <text:p text:style-name="P11">Left CTRL + 1 – Wave</text:p>
        </text:list-item>
        <text:list-item>
          <text:p text:style-name="P11">Left CTRL + 2 – Point</text:p>
        </text:list-item>
        <text:list-item>
          <text:p text:style-name="P11">Left CTRL + 3 - Hold out hands</text:p>
        </text:list-item>
        <text:list-item>
          <text:p text:style-name="P11">Left CTRL + 4 – Jump</text:p>
        </text:list-item>
        <text:list-item>
          <text:p text:style-name="P11">Left CTRL + 5 - Face forward</text:p>
        </text:list-item>
        <text:list-item>
          <text:p text:style-name="P11">Left CTRL + 6 - Face backward</text:p>
        </text:list-item>
        <text:list-item>
          <text:p text:style-name="P11">Left CTRL + 7 - Bend over</text:p>
        </text:list-item>
        <text:list-item>
          <text:p text:style-name="P11">Left CTRL + 8 - Stand up</text:p>
        </text:list-item>
        <text:list-item>
          <text:p text:style-name="P11">Left CTRL + 9 - Make a punching motion</text:p>
        </text:list-item>
        <text:list-item>
          <text:p text:style-name="P11">Left CTRL + 0 - Frow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1T10:52:12.734000000</meta:creation-date>
    <dc:date>2023-08-11T11:27:40.712000000</dc:date>
    <meta:editing-duration>PT35M30S</meta:editing-duration>
    <meta:editing-cycles>9</meta:editing-cycles>
    <meta:generator>LibreOffice/7.5.5.2$Windows_X86_64 LibreOffice_project/ca8fe7424262805f223b9a2334bc7181abbcbf5e</meta:generator>
    <meta:document-statistic meta:table-count="0" meta:image-count="0" meta:object-count="0" meta:page-count="1" meta:paragraph-count="31" meta:word-count="234" meta:character-count="1013" meta:non-whitespace-character-count="822"/>
  </office:meta>
</office:document-meta>
</file>